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automatic-styles>
    <style:style style:name="P1" style:family="paragraph" style:parent-style-name="Standard">
      <style:text-properties officeooo:rsid="001c1461" officeooo:paragraph-rsid="001c1461"/>
    </style:style>
    <style:style style:name="P2" style:family="paragraph" style:parent-style-name="Standard">
      <style:text-properties fo:font-style="italic" officeooo:rsid="001dfd8b" officeooo:paragraph-rsid="001dfd8b" style:font-style-asian="italic" style:font-style-complex="italic"/>
    </style:style>
    <style:style style:name="P3" style:family="paragraph" style:parent-style-name="Standard">
      <style:text-properties fo:font-style="italic" officeooo:rsid="001f904d" officeooo:paragraph-rsid="001f904d" style:font-style-asian="italic" style:font-style-complex="italic"/>
    </style:style>
    <style:style style:name="P4" style:family="paragraph" style:parent-style-name="Standard">
      <style:text-properties fo:font-style="normal" officeooo:rsid="001dfd8b" officeooo:paragraph-rsid="001dfd8b" style:font-style-asian="normal" style:font-style-complex="normal"/>
    </style:style>
    <style:style style:name="P5" style:family="paragraph" style:parent-style-name="Standard">
      <style:text-properties fo:font-style="normal" fo:font-weight="normal" officeooo:rsid="00008f50" officeooo:paragraph-rsid="00220ea0" style:font-style-asian="normal" style:font-weight-asian="normal" style:font-style-complex="normal" style:font-weight-complex="normal"/>
    </style:style>
    <style:style style:name="P6" style:family="paragraph" style:parent-style-name="Standard" style:list-style-name="L5">
      <style:text-properties fo:font-style="normal" fo:font-weight="normal" officeooo:rsid="00008f50" officeooo:paragraph-rsid="00220ea0" style:font-style-asian="normal" style:font-weight-asian="normal" style:font-style-complex="normal" style:font-weight-complex="normal"/>
    </style:style>
    <style:style style:name="P7" style:family="paragraph" style:parent-style-name="Standard" style:list-style-name="L5">
      <style:text-properties fo:font-style="normal" fo:font-weight="normal" officeooo:rsid="001dfd8b" officeooo:paragraph-rsid="00220ea0" style:font-style-asian="normal" style:font-weight-asian="normal" style:font-style-complex="normal" style:font-weight-complex="normal"/>
    </style:style>
    <style:style style:name="P8" style:family="paragraph" style:parent-style-name="Standard" style:list-style-name="L5">
      <style:text-properties fo:font-style="normal" fo:font-weight="normal" officeooo:rsid="00005cf5" officeooo:paragraph-rsid="00220ea0" style:font-style-asian="normal" style:font-weight-asian="normal" style:font-style-complex="normal" style:font-weight-complex="normal"/>
    </style:style>
    <style:style style:name="P9" style:family="paragraph" style:parent-style-name="Standard" style:list-style-name="L5">
      <style:text-properties fo:font-style="normal" fo:font-weight="normal" officeooo:rsid="001c1461" officeooo:paragraph-rsid="00220ea0" style:font-style-asian="normal" style:font-weight-asian="normal" style:font-style-complex="normal" style:font-weight-complex="normal"/>
    </style:style>
    <style:style style:name="P10" style:family="paragraph" style:parent-style-name="Standard">
      <style:text-properties fo:font-style="normal" fo:font-weight="normal" officeooo:rsid="00220ea0" officeooo:paragraph-rsid="00220ea0" style:font-style-asian="normal" style:font-weight-asian="normal" style:font-style-complex="normal" style:font-weight-complex="normal"/>
    </style:style>
    <style:style style:name="P11" style:family="paragraph" style:parent-style-name="Standard">
      <style:text-properties officeooo:rsid="00220ea0" officeooo:paragraph-rsid="00220ea0"/>
    </style:style>
    <style:style style:name="P12" style:family="paragraph" style:parent-style-name="Standard">
      <style:text-properties fo:font-weight="bold" officeooo:rsid="00005cf5" officeooo:paragraph-rsid="00220ea0" style:font-weight-asian="bold" style:font-weight-complex="bold"/>
    </style:style>
    <style:style style:name="P13" style:family="paragraph" style:parent-style-name="Standard" style:list-style-name="L5">
      <style:text-properties fo:font-weight="normal" officeooo:rsid="00005cf5" officeooo:paragraph-rsid="00220ea0" style:font-weight-asian="normal" style:font-weight-complex="normal"/>
    </style:style>
    <style:style style:name="P14" style:family="paragraph" style:parent-style-name="Standard">
      <style:text-properties officeooo:rsid="0023de3d" officeooo:paragraph-rsid="0023de3d"/>
    </style:style>
    <style:style style:name="T1" style:family="text">
      <style:text-properties officeooo:rsid="001c1461"/>
    </style:style>
    <style:style style:name="T2" style:family="text">
      <style:text-properties officeooo:rsid="00008f50"/>
    </style:style>
    <style:style style:name="T3" style:family="text">
      <style:text-properties officeooo:rsid="00005cf5"/>
    </style:style>
    <style:style style:name="T4" style:family="text">
      <style:text-properties officeooo:rsid="0025f2e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 Plan:</text:p>
      <text:p text:style-name="P1"/>
      <text:p text:style-name="P1">Job Highlighted skills &amp; experience:</text:p>
      <text:p text:style-name="P1"/>
      <text:p text:style-name="P2">Source 1</text:p>
      <text:p text:style-name="P1">Working knowledge of DevOps practices, including CI/CD pipelines, automated testing, and monitoring.</text:p>
      <text:p text:style-name="P1">Expertise in cloud technologies (emphasis on Azure and/or AWS) and deployment practices.</text:p>
      <text:p text:style-name="P1"/>
      <text:p text:style-name="P2">Source 2</text:p>
      <text:p text:style-name="P1"/>
      <text:p text:style-name="P1">Collaborate closely with Team Leads, Product Managers, UX Designers and other Software Engineers to design, develop, test and deploy high-quality features and enhancements to our HR and Payroll platform</text:p>
      <text:p text:style-name="P1">Ensure bugs are identified, analysed and resolved pragmatically in a timely manner during the development and QA of features. </text:p>
      <text:p text:style-name="P1">Maintain and upgrade existing features and components to ensure our platform remains reliable and performant at scale </text:p>
      <text:p text:style-name="P1">Mentor and provide constructive feedback to peers through pairing and code reviews</text:p>
      <text:p text:style-name="P1">Perform technical analysis on technologies, domains or issues to drive the decision-making process within your team</text:p>
      <text:p text:style-name="P1"/>
      <text:p text:style-name="P1">Skills And Experience Valued In The Role</text:p>
      <text:p text:style-name="P1"/>
      <text:p text:style-name="P1">2+ years' experience building and maintaining large web applications at scale </text:p>
      <text:p text:style-name="P1">Excellent problem-solving and analytical skills </text:p>
      <text:p text:style-name="P1">Writes efficient, maintainable and well-tested code </text:p>
      <text:p text:style-name="P1">Proven track record of contributing to significant technical projects </text:p>
      <text:p text:style-name="P1">Communicates effectively with technical and non-technical colleagues alike </text:p>
      <text:p text:style-name="P1">Confident working with new technologies and in unfamiliar functional areas </text:p>
      <text:p text:style-name="P1">Comfortable working collaboratively as part of a multidisciplinary team in a remote/hybrid environment </text:p>
      <text:p text:style-name="P1">Enjoys learning and sharing their knowledge with colleagues </text:p>
      <text:p text:style-name="P1"/>
      <text:p text:style-name="P2">Source 3</text:p>
      <text:p text:style-name="P2"/>
      <text:p text:style-name="P4">Strong software engineering background and knowledge of Spring Boot, Angular, SQL, JPA, JMS and JAX-RS, with eagerness to learn and take up new challenges</text:p>
      <text:p text:style-name="P4">Hands-on experience with Docker and Kubernetes</text:p>
      <text:p text:style-name="P4"/>
      <text:p text:style-name="P4"/>
      <text:p text:style-name="P4">It would be a bonus if you have the following:</text:p>
      <text:p text:style-name="P4"/>
      <text:p text:style-name="P4"/>
      <text:p text:style-name="P4">Experience with build tools such as Gradle</text:p>
      <text:p text:style-name="P4">Experience with Unix systems</text:p>
      <text:p text:style-name="P4">Identity and Access Management knowledge and tooling</text:p>
      <text:p text:style-name="P4">Ability to design and implement new Jira plugins using the Atlassian SDK</text:p>
      <text:p text:style-name="P4"/>
      <text:p text:style-name="P2">Source 4</text:p>
      <text:p text:style-name="P4"/>
      <text:p text:style-name="P4"/>
      <text:p text:style-name="P4"><text:soft-page-break/>Collaborate with other developers, architects, and stakeholders to design and implement best -in-class software. </text:p>
      <text:p text:style-name="P4">Design and implement reliable, performant, and fault tolerant code based on requirements and/or user stories. </text:p>
      <text:p text:style-name="P4">Ensure reliable code by developing unit tests and test automation tools. </text:p>
      <text:p text:style-name="P4">Assist in code and design reviews. </text:p>
      <text:p text:style-name="P4">Train and mentor other team members in your area of expertise. </text:p>
      <text:p text:style-name="P4">Take part in agile team ceremonies such as scrum, sprint planning, and retrospective. </text:p>
      <text:p text:style-name="P4">Investigate, isolate, and identify solutions to reported software malfunctions.</text:p>
      <text:p text:style-name="P4"/>
      <text:p text:style-name="P4">What You'll Need</text:p>
      <text:p text:style-name="P4"/>
      <text:p text:style-name="P4">Bachelor's degree in software engineering or related technical field. </text:p>
      <text:p text:style-name="P4">2+ years of experience with object orientated programming (experience with Java preferred). </text:p>
      <text:p text:style-name="P4">2+ years of experience with web-based programming languages, including JavaScript, HTML, and CSS. </text:p>
      <text:p text:style-name="P4">Proficient in database interaction (experience with MongoDB preferred). </text:p>
      <text:p text:style-name="P4">Ability to work independently, effectively manage time, and prioritize strategically. </text:p>
      <text:p text:style-name="P4">Strong analytical, problem solving, and troubleshooting skills. </text:p>
      <text:p text:style-name="P4">Solid understanding of algorithms and complex data structures. </text:p>
      <text:p text:style-name="P4">Familiarity with CIM (Common Infrastructure Model) for electric utilities preferred.</text:p>
      <text:p text:style-name="P4"/>
      <text:p text:style-name="P2">Source 5</text:p>
      <text:p text:style-name="P4"/>
      <text:p text:style-name="P4"/>
      <text:p text:style-name="P4"/>
      <text:p text:style-name="P4">Design, develop, and maintain full-stack applications (C#.NET, Python, Angular).</text:p>
      <text:p text:style-name="P4">Build and integrate REST APIs and microservices in a cloud-native environment.</text:p>
      <text:p text:style-name="P4">Collaborate with stakeholders to deliver scalable, secure, and high-performing solutions.</text:p>
      <text:p text:style-name="P4">Implement engineering best practices: test automation, CI/CD, secure coding.</text:p>
      <text:p text:style-name="P4">Participate in Agile ceremonies, code reviews, and knowledge sharing.</text:p>
      <text:p text:style-name="P4">Ensure observability and operational readiness, including Level 3 support.</text:p>
      <text:p text:style-name="P4"/>
      <text:p text:style-name="P4">About The Candidate</text:p>
      <text:p text:style-name="P4"/>
      <text:p text:style-name="P4">You thrive in an Agile environment, are self-motivated, and embrace continuous improvement. You balance innovation with compliance and are curious about applying emerging technologies to real-world challenges in investment management.</text:p>
      <text:p text:style-name="P4"/>
      <text:p text:style-name="P4">Strong experience in C# (ASP.NET Core) and Angular.</text:p>
      <text:p text:style-name="P4">API development (REST, JSON, XML).</text:p>
      <text:p text:style-name="P4">Solid understanding of software development practices and unit testing.</text:p>
      <text:p text:style-name="P4">Experience with DevOps tooling and Agile delivery.</text:p>
      <text:p text:style-name="P4"/>
      <text:p text:style-name="P2">Source 6</text:p>
      <text:p text:style-name="P1"/>
      <text:p text:style-name="P1">C#, C++, Typescript and other languages. </text:p>
      <text:p text:style-name="P1">Containerisation (Docker/Kubernetes) and microservice architectures. </text:p>
      <text:p text:style-name="P1">Front-end frameworks (WPF and React). </text:p>
      <text:p text:style-name="P1">Database technologies. </text:p>
      <text:p text:style-name="P1">Test automation tools such as Playwright. </text:p>
      <text:p text:style-name="P1">Common API technologies such as OpenAPI, REST/HTTP, WebSocket, SignalR. </text:p>
      <text:p text:style-name="P1"><text:soft-page-break/>GitHub and CoPilot. </text:p>
      <text:p text:style-name="P1">CI/CD. </text:p>
      <text:p text:style-name="P1"/>
      <text:p text:style-name="P1">Basic Requirements</text:p>
      <text:p text:style-name="P1"/>
      <text:p text:style-name="P1">What You Bring:</text:p>
      <text:p text:style-name="P1"/>
      <text:p text:style-name="P1">Strong proficiency in at least one object-oriented language (C# or C++ preferred)</text:p>
      <text:p text:style-name="P1">Solid understanding of software development fundamentals</text:p>
      <text:p text:style-name="P1">2 - 5 years of relevant industry experience as a Software Engineer. </text:p>
      <text:p text:style-name="P1">Proven ability or desire to work in an agile software development team. </text:p>
      <text:p text:style-name="P1">A passion for creating great software experiences for end-users. </text:p>
      <text:p text:style-name="P1">A formal qualification (Degree) in Software Engineering, Computer Science or equivalent. </text:p>
      <text:p text:style-name="P1"/>
      <text:p text:style-name="P3">Source 7</text:p>
      <text:p text:style-name="P1"/>
      <text:p text:style-name="P1">At least 3 years commercial experience using C and C++ (v11+)</text:p>
      <text:p text:style-name="P1">Experience of developing within a Unix/Linux operating system with good grasp of shell scripting</text:p>
      <text:p text:style-name="P1">Experience of RDBMS design / development using PostgreSQL or similar, and experience of database triggers, schemas, and views</text:p>
      <text:p text:style-name="P1">Experience in UI/UX development using toolkits such Qt</text:p>
      <text:p text:style-name="P1">Experience of Git, Make and build systems within Unix / Linux environment is desirable</text:p>
      <text:p text:style-name="P1">Excellent analytical skills and systematic approach to problem solving and solution development </text:p>
      <text:p text:style-name="P1">Excellent communication skills are essential with an ability to articulate high level business requirements to low level technical details to a varied audience. </text:p>
      <text:p text:style-name="P1"/>
      <text:p text:style-name="P1">Desirable</text:p>
      <text:p text:style-name="P1"/>
      <text:p text:style-name="P1">A solid mathematical background.</text:p>
      <text:p text:style-name="P1">Postgres (v10+) experience</text:p>
      <text:p text:style-name="P1">Working knowledge of Java</text:p>
      <text:p text:style-name="P1">Self-motivated, highly organised, and comfortable working in a fast-paced environment</text:p>
      <text:p text:style-name="P1">Experience or interest in developing, hosting and deploying web solutions in the cloud</text:p>
      <text:p text:style-name="P1">Experience of Azure DevOps, Unit and Automated testing, CI / CD Pipelines</text:p>
      <text:p text:style-name="P1">Experience of working in an Agile environment, specifically Scrum teams</text:p>
      <text:p text:style-name="P1">Experience of AWS</text:p>
      <text:p text:style-name="P1"/>
      <text:p text:style-name="P3">Source 8</text:p>
      <text:p text:style-name="P1"/>
      <text:p text:style-name="P1">Proficiency in one or more programming languages, such as Java, JavaScript, Python, C#, etc</text:p>
      <text:p text:style-name="P1">Experience with cloud platforms: AWS preferably, but experience in Azure or Google Cloud are an asset</text:p>
      <text:p text:style-name="P1">Knowledge of Infrastructure-as-Code, such as Terraform or CloudFormation</text:p>
      <text:p text:style-name="P1">Familiarity with cloud-native solutions, including serverless architectures and Kubernetes</text:p>
      <text:p text:style-name="P1">Understanding of CI/CD principles and practices for testing and deployment</text:p>
      <text:p text:style-name="P1">Experience with open-source technologies and version control (e.g. Git)</text:p>
      <text:p text:style-name="P1"/>
      <text:p text:style-name="P3">Source 9</text:p>
      <text:p text:style-name="P1"/>
      <text:p text:style-name="P1">Bachelor's degree in Computer Science or equivalent combination of related experience developing robust, maintainable, and secure applications using clean code principals, with a focus on performance, accessibility and inclusive design</text:p>
      <text:p text:style-name="P1"><text:soft-page-break/>Proven skills in building database-driven applications using modern JavaScript frameworks (e.g. Angular, React, Vue) and low-code platforms (e.g. Oracle APEX, Microsoft Dynamics), alongside strong database design, query development and data handling skills (e.g. SQL, Oracle, MongoDB, MS Dataverse)</text:p>
      <text:p text:style-name="P1">Proficient in version control (e.g. Git), unit testing, API integration, and CI/CD pipelines (e.g. Azure DevOps, GitHub Actions), with a solid understanding of DevOps principles and cloud platforms (e.g. Azure, AWS)</text:p>
      <text:p text:style-name="P1">Strong problem-solving skills, with the ability to lead on complex technical challenges, adopt emerging technologies (e.g. AI-assisted tools like GitHub Copilot), and ensure quality outcomes aligned with stakeholder needs</text:p>
      <text:p text:style-name="P1">Experience working in Agile, cross-functional teams, actively participating in ceremonies, mentoring junior developers, and collaborating across disciplines to deliver high-quality solutions on time</text:p>
      <text:p text:style-name="P1"/>
      <text:p text:style-name="P3">Source 10</text:p>
      <text:p text:style-name="P1"/>
      <text:p text:style-name="P1">5+ years professional software development experience, ideally in cloud-based SaaS environments.</text:p>
      <text:p text:style-name="P1">Proficiency in C#.NET or Python, front-end JavaScript/TypeScript frameworks preferred.</text:p>
      <text:p text:style-name="P1">Solid understanding of Azure platform services including App Service, Functions, Cosmos DB, AKS.</text:p>
      <text:p text:style-name="P1">Proficient with Git workflows, automated testing, and continuous integration.</text:p>
      <text:p text:style-name="P1">Demonstrated ability to write clear, maintainable, and performant code.</text:p>
      <text:p text:style-name="P1">Experienced in mentoring or leadership within a development team.</text:p>
      <text:p text:style-name="P1">Familiarity with agile development frameworks and sprint-based delivery.</text:p>
      <text:p text:style-name="P1">Strong problem-solving skills with attention to detail.</text:p>
      <text:p text:style-name="P1">Excellent communication and collaboration skills.</text:p>
      <text:p text:style-name="P1"/>
      <text:p text:style-name="P1"/>
      <text:p text:style-name="P1">Preferred Qualifications:</text:p>
      <text:p text:style-name="P1"/>
      <text:p text:style-name="P1">Experience developing and consuming AI/ML services.</text:p>
      <text:p text:style-name="P1">Experience working on commercial projects involving AI or machine learning.</text:p>
      <text:p text:style-name="P1">Familiarity with cloud platforms, SaaS applications and agile development methodologies.</text:p>
      <text:p text:style-name="P1"/>
      <text:p text:style-name="P1"/>
      <text:p text:style-name="P11">Concepts Trimmed:</text:p>
      <text:p text:style-name="P11"/>
      <text:p text:style-name="P12">Concepts:</text:p>
      <text:list xml:id="list3033940455" text:style-name="L5">
        <text:list-item>
          <text:p text:style-name="P13">DevOps: CI/CD pipelines, automated testing pop <text:span text:style-name="T4">(Jenkins, Github, GitLab)</text:span></text:p>
        </text:list-item>
        <text:list-item>
          <text:p text:style-name="P13">Cloud: Azure/AWS, deployment practices <text:span text:style-name="T2">pop</text:span></text:p>
        </text:list-item>
        <text:list-item>
          <text:p text:style-name="P13">Large Web Applications</text:p>
        </text:list-item>
        <text:list-item>
          <text:p text:style-name="P13">Spring Boot</text:p>
        </text:list-item>
        <text:list-item>
          <text:p text:style-name="P13">Angular, <text:span text:style-name="T2">React Vue Java Script</text:span> <text:s/>pop</text:p>
        </text:list-item>
        <text:list-item>
          <text:p text:style-name="P13">JPA</text:p>
        </text:list-item>
        <text:list-item>
          <text:p text:style-name="P13">JM&lt;S</text:p>
        </text:list-item>
        <text:list-item>
          <text:p text:style-name="P13">JAX-RS</text:p>
        </text:list-item>
        <text:list-item>
          <text:p text:style-name="P13">Docker and Kubernates pop</text:p>
        </text:list-item>
        <text:list-item>
          <text:p text:style-name="P13">Gradle</text:p>
        </text:list-item>
        <text:list-item>
          <text:p text:style-name="P13">Unix Systems</text:p>
        </text:list-item>
        <text:list-item>
          <text:p text:style-name="P13">Jira plugins with Atlassian SDK</text:p>
        </text:list-item>
        <text:list-item>
          <text:p text:style-name="P13">MongoDB</text:p>
        </text:list-item>
        <text:list-item>
          <text:p text:style-name="P13">Common Infrastructure Model for electric utilities</text:p>
        </text:list-item>
        <text:list-item>
          <text:p text:style-name="P7"><text:soft-page-break/>REST APIs and microservices in a cloud-native environment <text:span text:style-name="T3">pop</text:span></text:p>
        </text:list-item>
        <text:list-item>
          <text:p text:style-name="P8">Agile ceremonies pop emphasis on Agile</text:p>
        </text:list-item>
        <text:list-item>
          <text:p text:style-name="P7">C# (ASP.NET Core) and Angular. <text:span text:style-name="T3">Pop</text:span></text:p>
        </text:list-item>
        <text:list-item>
          <text:p text:style-name="P7">software development practices and unit testing. <text:span text:style-name="T3">Pop</text:span></text:p>
        </text:list-item>
        <text:list-item>
          <text:p text:style-name="P9">Front-end frameworks (WPF and React). </text:p>
        </text:list-item>
        <text:list-item>
          <text:p text:style-name="P8">Playwright</text:p>
        </text:list-item>
        <text:list-item>
          <text:p text:style-name="P9">API technologies such as OpenAPI, REST/HTTP, WebSocket, SignalR. GitHub and CoPilot. CI/CD. </text:p>
        </text:list-item>
        <text:list-item>
          <text:p text:style-name="P8"><text:span text:style-name="T2">Java, </text:span>C# and C++</text:p>
        </text:list-item>
        <text:list-item>
          <text:p text:style-name="P6">Shell Scripting</text:p>
        </text:list-item>
        <text:list-item>
          <text:p text:style-name="P9">RDBMS design / development using PostgreSQL or similar, and experience of database triggers, schemas, and views</text:p>
        </text:list-item>
        <text:list-item>
          <text:p text:style-name="P9">UI/UX development using toolkits such Qt</text:p>
        </text:list-item>
        <text:list-item>
          <text:p text:style-name="P9">Postgres (v10+) experience</text:p>
        </text:list-item>
        <text:list-item>
          <text:p text:style-name="P6">Cloud platform AWS</text:p>
        </text:list-item>
        <text:list-item>
          <text:p text:style-name="P9">Infrastructure-as-Code, such as Terraform or CloudFormation</text:p>
        </text:list-item>
        <text:list-item>
          <text:p text:style-name="P6">Low Code: <text:s/><text:span text:style-name="T1">Oracle APEX, Microsoft Dynamics</text:span></text:p>
        </text:list-item>
        <text:list-item>
          <text:p text:style-name="P6">Data Handling: <text:s/><text:span text:style-name="T1">SQL, Oracle, MongoDB, MS Dataverse</text:span></text:p>
        </text:list-item>
        <text:list-item>
          <text:p text:style-name="P6">Cosmos DB</text:p>
        </text:list-item>
        <text:list-item>
          <text:p text:style-name="P6">AKS</text:p>
        </text:list-item>
      </text:list>
      <text:p text:style-name="P5"/>
      <text:p text:style-name="P5">pop: popular</text:p>
      <text:p text:style-name="P5"/>
      <text:p text:style-name="P10">Concept – plan: Learn, implement on a project, record on site</text:p>
      <text:p text:style-name="P1"/>
      <text:p text:style-name="P1"/>
      <text:p text:style-name="P14">Knowledge Centre:</text:p>
      <text:p text:style-name="P14"/>
      <text:p text:style-name="P14"/>
      <text:p text:style-name="P14"/>
      <text:p text:style-name="P14"/>
      <text:p text:style-name="P1"/>
      <text:p text:style-name="P1"/>
      <text:p text:style-name="P1"/>
      <text:p text:style-name="P1"/>
      <text:p text:style-name="P1"/>
      <text:p text:style-name="P1">GPT advice:</text:p>
      <text:p text:style-name="P1"/>
      <text:p text:style-name="P1">Projects (attainable):</text:p>
      <text:p text:style-name="P1"/>
      <text:p text:style-name="P1">Draft Two CVS</text:p>
      <text:p text:style-name="P1"/>
      <text:p text:style-name="P1">AI review sites designed for job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5T15:17:19.565815134</meta:creation-date>
    <dc:date>2025-11-15T17:12:04.510525955</dc:date>
    <meta:editing-duration>PT10M22S</meta:editing-duration>
    <meta:editing-cycles>3</meta:editing-cycles>
    <meta:generator>LibreOffice/7.3.7.2$Linux_X86_64 LibreOffice_project/30$Build-2</meta:generator>
    <meta:document-statistic meta:table-count="0" meta:image-count="0" meta:object-count="0" meta:page-count="5" meta:paragraph-count="160" meta:word-count="1370" meta:character-count="9863" meta:non-whitespace-character-count="8642"/>
  </office:meta>
</office:document-meta>
</file>